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8bce9" officeooo:paragraph-rsid="0008bce9"/>
    </style:style>
    <style:style style:name="P2" style:family="paragraph" style:parent-style-name="Standard">
      <style:paragraph-properties fo:text-align="center" style:justify-single-word="false"/>
      <style:text-properties officeooo:rsid="0008bce9" officeooo:paragraph-rsid="0008bce9"/>
    </style:style>
    <style:style style:name="P3" style:family="paragraph" style:parent-style-name="Standard">
      <style:paragraph-properties fo:text-align="center" style:justify-single-word="false"/>
      <style:text-properties fo:font-size="14pt" fo:font-weight="bold" officeooo:rsid="0008bce9" officeooo:paragraph-rsid="0008bce9" style:font-size-asian="14pt" style:font-weight-asian="bold" style:font-size-complex="14pt" style:font-weight-complex="bold"/>
    </style:style>
    <style:style style:name="P4" style:family="paragraph" style:parent-style-name="Standard" style:list-style-name="L1">
      <style:text-properties officeooo:rsid="000a0b56" officeooo:paragraph-rsid="000a0b56"/>
    </style:style>
    <style:style style:name="P5" style:family="paragraph" style:parent-style-name="Standard" style:list-style-name="L1">
      <style:text-properties officeooo:rsid="000be41d" officeooo:paragraph-rsid="000be41d"/>
    </style:style>
    <style:style style:name="P6" style:family="paragraph" style:parent-style-name="Standard" style:list-style-name="L2">
      <style:text-properties officeooo:rsid="000be41d" officeooo:paragraph-rsid="000be41d"/>
    </style:style>
    <style:style style:name="P7" style:family="paragraph" style:parent-style-name="Standard">
      <style:paragraph-properties fo:text-align="center" style:justify-single-word="false"/>
      <style:text-properties fo:font-size="14pt" fo:font-weight="bold" officeooo:rsid="0008bce9" officeooo:paragraph-rsid="000be41d" style:font-size-asian="14pt" style:font-weight-asian="bold" style:font-size-complex="14pt" style:font-weight-complex="bold"/>
    </style:style>
    <style:style style:name="P8" style:family="paragraph" style:parent-style-name="Standard" style:list-style-name="L2">
      <style:text-properties officeooo:paragraph-rsid="000be41d"/>
    </style:style>
    <style:style style:name="P9" style:family="paragraph" style:parent-style-name="Standard" style:list-style-name="L2">
      <style:text-properties officeooo:rsid="0008bce9" officeooo:paragraph-rsid="0008bce9"/>
    </style:style>
    <style:style style:name="P10" style:family="paragraph" style:parent-style-name="Standard" style:list-style-name="L3">
      <style:text-properties officeooo:rsid="0008bce9" officeooo:paragraph-rsid="0008bce9"/>
    </style:style>
    <style:style style:name="P11" style:family="paragraph" style:parent-style-name="Standard" style:list-style-name="L4">
      <style:text-properties officeooo:rsid="0008bce9" officeooo:paragraph-rsid="0008bce9"/>
    </style:style>
    <style:style style:name="P12" style:family="paragraph" style:parent-style-name="Standard" style:list-style-name="L4">
      <style:text-properties officeooo:rsid="0008bce9" officeooo:paragraph-rsid="000be41d"/>
    </style:style>
    <style:style style:name="T1" style:family="text">
      <style:text-properties officeooo:rsid="000a0b56"/>
    </style:style>
    <style:style style:name="T2" style:family="text">
      <style:text-properties officeooo:rsid="000be41d"/>
    </style:style>
    <style:style style:name="T3"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ision Statement:-</text:p>
      <text:p text:style-name="P1"><text:tab/>For <text:s/>Money Lenders who are doing business on individual or large scale through multiple branches in multiple cities. <text:span text:style-name="T1">The Money Landing Management </text:span><text:s/><text:span text:style-name="T2">System </text:span>provides facility and ease of customer management in digital way by reducing your efforts and time. It also covers vouchers payment,stock management like items taken from customer as mortgage which is unlike <text:span text:style-name="T1">other vendors in money lending. We also provide </text:span>GST bill generation. </text:p>
      <text:p text:style-name="P1"/>
      <text:p text:style-name="P3">-:Goal:-</text:p>
      <text:p text:style-name="P1"><text:tab/> <text:s/></text:p>
      <text:list xml:id="list4771814002222701518" text:style-name="L1">
        <text:list-item>
          <text:p text:style-name="P4"><text:span text:style-name="T2">I</text:span>t provide online support so you can observe your business anywhere anytime.</text:p>
        </text:list-item>
        <text:list-item>
          <text:p text:style-name="P4">Customers management with each customers record <text:span text:style-name="T2">based on date and time</text:span>.</text:p>
        </text:list-item>
        <text:list-item>
          <text:p text:style-name="P4">Daily expense of client</text:p>
        </text:list-item>
        <text:list-item>
          <text:p text:style-name="P5">Track record of customers</text:p>
        </text:list-item>
      </text:list>
      <text:p text:style-name="P1"/>
      <text:p text:style-name="P7">-:Scope:- </text:p>
      <text:list xml:id="list1328585801432737817" text:style-name="L2">
        <text:list-header>
          <text:p text:style-name="P8"/>
        </text:list-header>
        <text:list-item>
          <text:p text:style-name="P6">It is compatible on linux/windows os but it does not have android application. </text:p>
        </text:list-item>
        <text:list-item>
          <text:p text:style-name="P9">It <text:s/>has Daily limit of turn Over. </text:p>
        </text:list-item>
      </text:list>
      <text:list xml:id="list8921149980456829818" text:style-name="L3">
        <text:list-item>
          <text:p text:style-name="P10">Only for Government licensed customer. </text:p>
        </text:list-item>
        <text:list-item>
          <text:p text:style-name="P10">It is available in Specific cities. </text:p>
        </text:list-item>
      </text:list>
      <text:p text:style-name="P1"/>
      <text:p text:style-name="P2"><text:span text:style-name="T3">-:Key Features:-</text:span> </text:p>
      <text:p text:style-name="P1"/>
      <text:p text:style-name="P1"/>
      <text:list xml:id="list6339293138762933267" text:style-name="L4">
        <text:list-item>
          <text:p text:style-name="P11"><text:span text:style-name="T2">System provides </text:span>Secure Login feature <text:span text:style-name="T2">for authenticated users</text:span>. </text:p>
        </text:list-item>
        <text:list-item>
          <text:p text:style-name="P12"><text:span text:style-name="T2">System can Managed customers <text:s/>records with <text:s/></text:span>Date <text:s/>wise reports.</text:p>
        </text:list-item>
        <text:list-item>
          <text:p text:style-name="P11">Compound / Simple Interest calculations. </text:p>
        </text:list-item>
        <text:list-item>
          <text:p text:style-name="P11"><text:span text:style-name="T2">It <text:s/>manages user Account </text:span><text:s/>Transactions <text:span text:style-name="T2">and display balance sheet</text:span>. </text:p>
        </text:list-item>
        <text:list-item>
          <text:p text:style-name="P11"><text:span text:style-name="T2">Users can view daily </text:span>Profit report <text:span text:style-name="T2">.</text:span></text:p>
        </text:list-item>
        <text:list-item>
          <text:p text:style-name="P11">GST Bill generation provided.</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1 </meta:initial-creator>
    <meta:creation-date>2009-01-05T22:38:17.310109204</meta:creation-date>
    <dc:date>2009-01-05T23:12:02.871322976</dc:date>
    <dc:creator>user1 </dc:creator>
    <meta:editing-duration>PT30M4S</meta:editing-duration>
    <meta:editing-cycles>4</meta:editing-cycles>
    <meta:generator>LibreOffice/4.2.8.2$Linux_X86_64 LibreOffice_project/420$Build-2</meta:generator>
    <meta:document-statistic meta:table-count="0" meta:image-count="0" meta:object-count="0" meta:page-count="1" meta:paragraph-count="21" meta:word-count="191" meta:character-count="1185" meta:non-whitespace-character-count="1006"/>
  </office:meta>
</office:document-meta>
</file>